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4.89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187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trace fungs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fungsi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SDV_Agent::startUp 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startUp 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startUp </text:p>
          </table:table-cell>
          <table:table-cell table:number-columns-repeated="7"/>
        </table:table-row>
        <table:table-row table:style-name="ro1">
          <table:table-cell office:value-type="float" office:value="0.00068" calcext:value-type="float">
            <text:p>0.0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 </text:p>
          </table:table-cell>
          <table:table-cell table:number-columns-repeated="7"/>
        </table:table-row>
        <table:table-row table:style-name="ro1">
          <table:table-cell office:value-type="float" office:value="0.00068" calcext:value-type="float">
            <text:p>0.0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0.00068" calcext:value-type="float">
            <text:p>0.0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0.02841" calcext:value-type="float">
            <text:p>0.02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0.02841" calcext:value-type="float">
            <text:p>0.02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.11176" calcext:value-type="float">
            <text:p>1.11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.11176" calcext:value-type="float">
            <text:p>1.11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2.00238" calcext:value-type="float">
            <text:p>12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>
          <table:table-cell office:value-type="float" office:value="12.00238" calcext:value-type="float">
            <text:p>12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12.00238" calcext:value-type="float">
            <text:p>12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0458" calcext:value-type="float">
            <text:p>12.00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0458" calcext:value-type="float">
            <text:p>12.00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2.03775" calcext:value-type="float">
            <text:p>12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>
          <table:table-cell office:value-type="float" office:value="12.03775" calcext:value-type="float">
            <text:p>12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12.03775" calcext:value-type="float">
            <text:p>12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12.03775" calcext:value-type="float">
            <text:p>12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12.03775" calcext:value-type="float">
            <text:p>12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>
          <table:table-cell office:value-type="float" office:value="12.03775" calcext:value-type="float">
            <text:p>12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03984" calcext:value-type="float">
            <text:p>12.03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3984" calcext:value-type="float">
            <text:p>12.03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3984" calcext:value-type="float">
            <text:p>12.03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04117" calcext:value-type="float">
            <text:p>12.04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4117" calcext:value-type="float">
            <text:p>12.04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4117" calcext:value-type="float">
            <text:p>12.04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15817" calcext:value-type="float">
            <text:p>12.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2.15817" calcext:value-type="float">
            <text:p>12.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.16445" calcext:value-type="float">
            <text:p>12.16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16445" calcext:value-type="float">
            <text:p>12.16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16445" calcext:value-type="float">
            <text:p>12.16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2.16445" calcext:value-type="float">
            <text:p>12.16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2.16445" calcext:value-type="float">
            <text:p>12.1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16445" calcext:value-type="float">
            <text:p>12.1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2.16445" calcext:value-type="float">
            <text:p>12.1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2.90508" calcext:value-type="float">
            <text:p>12.90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2.90508" calcext:value-type="float">
            <text:p>12.90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.91466" calcext:value-type="float">
            <text:p>12.91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91466" calcext:value-type="float">
            <text:p>12.91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91466" calcext:value-type="float">
            <text:p>12.91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91466" calcext:value-type="float">
            <text:p>12.91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97731" calcext:value-type="float">
            <text:p>12.97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2.97731" calcext:value-type="float">
            <text:p>12.97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.98504" calcext:value-type="float">
            <text:p>12.98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98504" calcext:value-type="float">
            <text:p>12.98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98504" calcext:value-type="float">
            <text:p>12.98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office:value-type="float" office:value="13.12149" calcext:value-type="float">
            <text:p>13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cancelTriggersBefore </text:p>
          </table:table-cell>
        </table:table-row>
        <table:table-row table:style-name="ro1">
          <table:table-cell office:value-type="float" office:value="12.98504" calcext:value-type="float">
            <text:p>12.98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office:value-type="float" office:value="13.12149" calcext:value-type="float">
            <text:p>13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cancelTriggersBefore </text:p>
          </table:table-cell>
        </table:table-row>
        <table:table-row table:style-name="ro1">
          <table:table-cell office:value-type="float" office:value="13.12149" calcext:value-type="float">
            <text:p>13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reschedule trigger-update</text:p>
          </table:table-cell>
          <table:table-cell table:number-columns-repeated="6"/>
        </table:table-row>
        <table:table-row table:style-name="ro1">
          <table:table-cell office:value-type="float" office:value="13.15817" calcext:value-type="float">
            <text:p>13.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</text:p>
          </table:table-cell>
          <table:table-cell table:number-columns-repeated="6"/>
        </table:table-row>
        <table:table-row table:style-name="ro1">
          <table:table-cell office:value-type="float" office:value="13.15817" calcext:value-type="float">
            <text:p>13.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</text:p>
          </table:table-cell>
          <table:table-cell table:number-columns-repeated="6"/>
        </table:table-row>
        <table:table-row table:style-name="ro1">
          <table:table-cell office:value-type="float" office:value="13.15817" calcext:value-type="float">
            <text:p>13.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>
          <table:table-cell office:value-type="float" office:value="24.00458" calcext:value-type="float">
            <text:p>24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24.00458" calcext:value-type="float">
            <text:p>24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24.00679" calcext:value-type="float">
            <text:p>24.00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24.00679" calcext:value-type="float">
            <text:p>24.00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24.00679" calcext:value-type="float">
            <text:p>24.00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24.00679" calcext:value-type="float">
            <text:p>24.00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24.96943" calcext:value-type="float">
            <text:p>24.96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24.96943" calcext:value-type="float">
            <text:p>24.96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24.97942" calcext:value-type="float">
            <text:p>24.97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4.97942" calcext:value-type="float">
            <text:p>24.97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4.97942" calcext:value-type="float">
            <text:p>24.97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24.97942" calcext:value-type="float">
            <text:p>24.97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25.1561" calcext:value-type="float">
            <text:p>25.1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25.1561" calcext:value-type="float">
            <text:p>25.1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25.15794" calcext:value-type="float">
            <text:p>25.1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25.15794" calcext:value-type="float">
            <text:p>25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5.15794" calcext:value-type="float">
            <text:p>25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25.15794" calcext:value-type="float">
            <text:p>25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>
          <table:table-cell office:value-type="float" office:value="25.15794" calcext:value-type="float">
            <text:p>25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25.15794" calcext:value-type="float">
            <text:p>25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</table:table-row>
        <table:table-row table:style-name="ro1">
          <table:table-cell office:value-type="float" office:value="25.15794" calcext:value-type="float">
            <text:p>25.1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5.15794" calcext:value-type="float">
            <text:p>25.1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25.15794" calcext:value-type="float">
            <text:p>25.1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27.08568" calcext:value-type="float">
            <text:p>27.08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27.08568" calcext:value-type="float">
            <text:p>27.08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27.0881" calcext:value-type="float">
            <text:p>27.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7.0881" calcext:value-type="float">
            <text:p>27.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7.0881" calcext:value-type="float">
            <text:p>27.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27.0881" calcext:value-type="float">
            <text:p>27.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36.44663" calcext:value-type="float">
            <text:p>36.44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36.44663" calcext:value-type="float">
            <text:p>36.44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36.45341" calcext:value-type="float">
            <text:p>36.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 </text:p>
          </table:table-cell>
          <table:table-cell table:number-columns-repeated="7"/>
        </table:table-row>
        <table:table-row table:style-name="ro1">
          <table:table-cell office:value-type="float" office:value="36.45341" calcext:value-type="float">
            <text:p>36.45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36.45341" calcext:value-type="float">
            <text:p>36.45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36.45341" calcext:value-type="float">
            <text:p>36.45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36.45341" calcext:value-type="float">
            <text:p>36.45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36.45341" calcext:value-type="float">
            <text:p>36.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36.45341" calcext:value-type="float">
            <text:p>36.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36.45341" calcext:value-type="float">
            <text:p>36.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36.45341" calcext:value-type="float">
            <text:p>36.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37.15794" calcext:value-type="float">
            <text:p>37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</text:p>
          </table:table-cell>
          <table:table-cell table:number-columns-repeated="6"/>
        </table:table-row>
        <table:table-row table:style-name="ro1">
          <table:table-cell office:value-type="float" office:value="37.15794" calcext:value-type="float">
            <text:p>37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>
          <table:table-cell office:value-type="float" office:value="39.76792" calcext:value-type="float">
            <text:p>39.76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39.76792" calcext:value-type="float">
            <text:p>39.76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39.7733" calcext:value-type="float">
            <text:p>39.7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39.7733" calcext:value-type="float">
            <text:p>39.7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39.7733" calcext:value-type="float">
            <text:p>39.7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39.7733" calcext:value-type="float">
            <text:p>39.7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40.84302" calcext:value-type="float">
            <text:p>40.84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40.84302" calcext:value-type="float">
            <text:p>40.84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40.85197" calcext:value-type="float">
            <text:p>40.85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40.85197" calcext:value-type="float">
            <text:p>40.85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40.85197" calcext:value-type="float">
            <text:p>40.85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40.85197" calcext:value-type="float">
            <text:p>40.85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50.98409" calcext:value-type="float">
            <text:p>50.98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50.98409" calcext:value-type="float">
            <text:p>50.98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50.99217" calcext:value-type="float">
            <text:p>50.99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50.99217" calcext:value-type="float">
            <text:p>50.99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50.99217" calcext:value-type="float">
            <text:p>50.99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50.99217" calcext:value-type="float">
            <text:p>50.99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50.99217" calcext:value-type="float">
            <text:p>50.99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50.99217" calcext:value-type="float">
            <text:p>50.99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50.99217" calcext:value-type="float">
            <text:p>50.99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50.99217" calcext:value-type="float">
            <text:p>50.99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50.99217" calcext:value-type="float">
            <text:p>50.99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51.12126" calcext:value-type="float">
            <text:p>51.12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51.12126" calcext:value-type="float">
            <text:p>51.12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51.12712" calcext:value-type="float">
            <text:p>51.12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51.12712" calcext:value-type="float">
            <text:p>51.12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51.12712" calcext:value-type="float">
            <text:p>51.12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51.12712" calcext:value-type="float">
            <text:p>51.12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55.64358" calcext:value-type="float">
            <text:p>55.64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55.64358" calcext:value-type="float">
            <text:p>55.64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55.65201" calcext:value-type="float">
            <text:p>55.65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55.65201" calcext:value-type="float">
            <text:p>55.65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55.65201" calcext:value-type="float">
            <text:p>55.65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55.65201" calcext:value-type="float">
            <text:p>55.65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62.55926" calcext:value-type="float">
            <text:p>62.55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62.55926" calcext:value-type="float">
            <text:p>62.55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62.5699" calcext:value-type="float">
            <text:p>62.5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2.5699" calcext:value-type="float">
            <text:p>62.5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2.5699" calcext:value-type="float">
            <text:p>62.5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62.5699" calcext:value-type="float">
            <text:p>62.5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62.90432" calcext:value-type="float">
            <text:p>62.90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62.90432" calcext:value-type="float">
            <text:p>62.90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62.91272" calcext:value-type="float">
            <text:p>62.91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62.91272" calcext:value-type="float">
            <text:p>62.9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2.91272" calcext:value-type="float">
            <text:p>62.9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62.91272" calcext:value-type="float">
            <text:p>62.9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62.91272" calcext:value-type="float">
            <text:p>62.9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62.91272" calcext:value-type="float">
            <text:p>62.91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2.91272" calcext:value-type="float">
            <text:p>62.91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62.91272" calcext:value-type="float">
            <text:p>62.91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68.47315" calcext:value-type="float">
            <text:p>68.47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68.47315" calcext:value-type="float">
            <text:p>68.47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68.48252" calcext:value-type="float">
            <text:p>68.48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8.48252" calcext:value-type="float">
            <text:p>68.48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8.48252" calcext:value-type="float">
            <text:p>68.48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68.48252" calcext:value-type="float">
            <text:p>68.48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76.53942" calcext:value-type="float">
            <text:p>76.53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76.53942" calcext:value-type="float">
            <text:p>76.53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76.54453" calcext:value-type="float">
            <text:p>76.54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76.54453" calcext:value-type="float">
            <text:p>76.54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76.54453" calcext:value-type="float">
            <text:p>76.54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76.54453" calcext:value-type="float">
            <text:p>76.54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77.16186" calcext:value-type="float">
            <text:p>77.16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77.16186" calcext:value-type="float">
            <text:p>77.16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77.16378" calcext:value-type="float">
            <text:p>77.16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77.16378" calcext:value-type="float">
            <text:p>77.16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77.16378" calcext:value-type="float">
            <text:p>77.16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77.16378" calcext:value-type="float">
            <text:p>77.16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77.16378" calcext:value-type="float">
            <text:p>77.16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77.16378" calcext:value-type="float">
            <text:p>77.16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77.16378" calcext:value-type="float">
            <text:p>77.16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77.16378" calcext:value-type="float">
            <text:p>77.16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82.66231" calcext:value-type="float">
            <text:p>82.66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82.66231" calcext:value-type="float">
            <text:p>82.66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82.66381" calcext:value-type="float">
            <text:p>82.6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82.66381" calcext:value-type="float">
            <text:p>82.6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82.66381" calcext:value-type="float">
            <text:p>82.6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82.66381" calcext:value-type="float">
            <text:p>82.6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89.65767" calcext:value-type="float">
            <text:p>89.65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89.65767" calcext:value-type="float">
            <text:p>89.65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89.66226" calcext:value-type="float">
            <text:p>89.66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89.66226" calcext:value-type="float">
            <text:p>89.66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89.66226" calcext:value-type="float">
            <text:p>89.66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89.66226" calcext:value-type="float">
            <text:p>89.66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89.66226" calcext:value-type="float">
            <text:p>89.66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89.66226" calcext:value-type="float">
            <text:p>89.66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89.66226" calcext:value-type="float">
            <text:p>89.66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89.66226" calcext:value-type="float">
            <text:p>89.66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89.66226" calcext:value-type="float">
            <text:p>89.66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89.83738" calcext:value-type="float">
            <text:p>89.83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89.83738" calcext:value-type="float">
            <text:p>89.83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89.84023" calcext:value-type="float">
            <text:p>89.84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89.84023" calcext:value-type="float">
            <text:p>89.84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89.84023" calcext:value-type="float">
            <text:p>89.84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89.84023" calcext:value-type="float">
            <text:p>89.84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95.28199" calcext:value-type="float">
            <text:p>95.28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95.28199" calcext:value-type="float">
            <text:p>95.28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95.2909" calcext:value-type="float">
            <text:p>95.2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95.2909" calcext:value-type="float">
            <text:p>95.2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95.2909" calcext:value-type="float">
            <text:p>95.2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95.2909" calcext:value-type="float">
            <text:p>95.2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01.20716" calcext:value-type="float">
            <text:p>101.20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01.20716" calcext:value-type="float">
            <text:p>101.20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01.20893" calcext:value-type="float">
            <text:p>101.20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1.20893" calcext:value-type="float">
            <text:p>101.20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1.20893" calcext:value-type="float">
            <text:p>101.20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01.20893" calcext:value-type="float">
            <text:p>101.20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04.21238" calcext:value-type="float">
            <text:p>104.2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04.21238" calcext:value-type="float">
            <text:p>104.2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04.21455" calcext:value-type="float">
            <text:p>104.21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104.21455" calcext:value-type="float">
            <text:p>104.2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4.21455" calcext:value-type="float">
            <text:p>104.2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04.21455" calcext:value-type="float">
            <text:p>104.2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04.21455" calcext:value-type="float">
            <text:p>104.2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04.21455" calcext:value-type="float">
            <text:p>104.21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4.21455" calcext:value-type="float">
            <text:p>104.21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04.21455" calcext:value-type="float">
            <text:p>104.21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08.48479" calcext:value-type="float">
            <text:p>108.48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08.48479" calcext:value-type="float">
            <text:p>108.48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08.49041" calcext:value-type="float">
            <text:p>108.49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8.49041" calcext:value-type="float">
            <text:p>108.49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8.49041" calcext:value-type="float">
            <text:p>108.49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08.49041" calcext:value-type="float">
            <text:p>108.49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14.10684" calcext:value-type="float">
            <text:p>114.10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14.10684" calcext:value-type="float">
            <text:p>114.10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14.11714" calcext:value-type="float">
            <text:p>114.11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14.11714" calcext:value-type="float">
            <text:p>114.11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14.11714" calcext:value-type="float">
            <text:p>114.11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14.11714" calcext:value-type="float">
            <text:p>114.11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18.83519" calcext:value-type="float">
            <text:p>118.83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18.83519" calcext:value-type="float">
            <text:p>118.83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18.8387" calcext:value-type="float">
            <text:p>118.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118.8387" calcext:value-type="float">
            <text:p>118.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18.8387" calcext:value-type="float">
            <text:p>118.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18.8387" calcext:value-type="float">
            <text:p>118.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18.8387" calcext:value-type="float">
            <text:p>118.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18.8387" calcext:value-type="float">
            <text:p>118.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18.8387" calcext:value-type="float">
            <text:p>118.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18.8387" calcext:value-type="float">
            <text:p>118.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18.8387" calcext:value-type="float">
            <text:p>118.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21.26283" calcext:value-type="float">
            <text:p>121.26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21.26283" calcext:value-type="float">
            <text:p>121.26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1.26405" calcext:value-type="float">
            <text:p>121.26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1.26405" calcext:value-type="float">
            <text:p>121.26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1.26405" calcext:value-type="float">
            <text:p>121.26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1.26405" calcext:value-type="float">
            <text:p>121.26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7.69268" calcext:value-type="float">
            <text:p>127.69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27.69268" calcext:value-type="float">
            <text:p>127.69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7.70257" calcext:value-type="float">
            <text:p>127.70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7.70257" calcext:value-type="float">
            <text:p>127.70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7.70257" calcext:value-type="float">
            <text:p>127.70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27.70257" calcext:value-type="float">
            <text:p>127.70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30.32702" calcext:value-type="float">
            <text:p>130.327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30.32702" calcext:value-type="float">
            <text:p>130.327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30.33455" calcext:value-type="float">
            <text:p>130.33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130.33455" calcext:value-type="float">
            <text:p>130.3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0.33455" calcext:value-type="float">
            <text:p>130.3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30.33455" calcext:value-type="float">
            <text:p>130.3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30.33455" calcext:value-type="float">
            <text:p>130.3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30.33455" calcext:value-type="float">
            <text:p>130.33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0.33455" calcext:value-type="float">
            <text:p>130.33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30.33455" calcext:value-type="float">
            <text:p>130.33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34.68221" calcext:value-type="float">
            <text:p>134.68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34.68221" calcext:value-type="float">
            <text:p>134.68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34.69262" calcext:value-type="float">
            <text:p>134.69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4.69262" calcext:value-type="float">
            <text:p>134.69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4.69262" calcext:value-type="float">
            <text:p>134.69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34.69262" calcext:value-type="float">
            <text:p>134.69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39.16279" calcext:value-type="float">
            <text:p>139.16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39.16279" calcext:value-type="float">
            <text:p>139.16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39.17286" calcext:value-type="float">
            <text:p>139.17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9.17286" calcext:value-type="float">
            <text:p>139.17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9.17286" calcext:value-type="float">
            <text:p>139.17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39.17286" calcext:value-type="float">
            <text:p>139.17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43.20231" calcext:value-type="float">
            <text:p>143.20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43.20231" calcext:value-type="float">
            <text:p>143.20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43.20918" calcext:value-type="float">
            <text:p>143.20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143.20918" calcext:value-type="float">
            <text:p>143.20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43.20918" calcext:value-type="float">
            <text:p>143.20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43.20918" calcext:value-type="float">
            <text:p>143.20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43.20918" calcext:value-type="float">
            <text:p>143.20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43.20918" calcext:value-type="float">
            <text:p>143.20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43.20918" calcext:value-type="float">
            <text:p>143.20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43.20918" calcext:value-type="float">
            <text:p>143.20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43.20918" calcext:value-type="float">
            <text:p>143.20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47.65711" calcext:value-type="float">
            <text:p>147.65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47.65711" calcext:value-type="float">
            <text:p>147.65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47.66738" calcext:value-type="float">
            <text:p>147.66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47.66738" calcext:value-type="float">
            <text:p>147.66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47.66738" calcext:value-type="float">
            <text:p>147.66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</table:table>
      <table:table table:name="NODE 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fungsi</text:p>
          </table:table-cell>
          <table:table-cell table:number-columns-repeated="7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SDV_Agent::startUp </text:p>
          </table:table-cell>
          <table:table-cell table:number-columns-repeated="7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startUp 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startUp </text:p>
          </table:table-cell>
          <table:table-cell table:number-columns-repeated="7"/>
        </table:table-row>
        <table:table-row table:style-name="ro1" table:visibility="filter">
          <table:table-cell office:value-type="float" office:value="0.00068" calcext:value-type="float">
            <text:p>0.0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 </text:p>
          </table:table-cell>
          <table:table-cell table:number-columns-repeated="7"/>
        </table:table-row>
        <table:table-row table:style-name="ro1" table:visibility="filter">
          <table:table-cell office:value-type="float" office:value="0.00068" calcext:value-type="float">
            <text:p>0.0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0.00068" calcext:value-type="float">
            <text:p>0.0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0.02841" calcext:value-type="float">
            <text:p>0.02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0.02841" calcext:value-type="float">
            <text:p>0.02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.11176" calcext:value-type="float">
            <text:p>1.11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.11176" calcext:value-type="float">
            <text:p>1.11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2.00238" calcext:value-type="float">
            <text:p>12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>
          <table:table-cell office:value-type="float" office:value="12.00238" calcext:value-type="float">
            <text:p>12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12.00238" calcext:value-type="float">
            <text:p>12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2.03775" calcext:value-type="float">
            <text:p>12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 table:visibility="filter">
          <table:table-cell office:value-type="float" office:value="12.03775" calcext:value-type="float">
            <text:p>12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 table:visibility="filter">
          <table:table-cell office:value-type="float" office:value="12.03775" calcext:value-type="float">
            <text:p>12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 table:visibility="filter">
          <table:table-cell office:value-type="float" office:value="12.03775" calcext:value-type="float">
            <text:p>12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 table:visibility="filter">
          <table:table-cell office:value-type="float" office:value="12.03775" calcext:value-type="float">
            <text:p>12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 table:visibility="filter">
          <table:table-cell office:value-type="float" office:value="12.03775" calcext:value-type="float">
            <text:p>12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03984" calcext:value-type="float">
            <text:p>12.03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3984" calcext:value-type="float">
            <text:p>12.03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3984" calcext:value-type="float">
            <text:p>12.03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04117" calcext:value-type="float">
            <text:p>12.04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4117" calcext:value-type="float">
            <text:p>12.04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4117" calcext:value-type="float">
            <text:p>12.04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15817" calcext:value-type="float">
            <text:p>12.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2.15817" calcext:value-type="float">
            <text:p>12.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12.16445" calcext:value-type="float">
            <text:p>12.16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2.16445" calcext:value-type="float">
            <text:p>12.16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2.16445" calcext:value-type="float">
            <text:p>12.16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12.16445" calcext:value-type="float">
            <text:p>12.16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12.16445" calcext:value-type="float">
            <text:p>12.1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2.16445" calcext:value-type="float">
            <text:p>12.1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12.16445" calcext:value-type="float">
            <text:p>12.1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12.90508" calcext:value-type="float">
            <text:p>12.90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2.90508" calcext:value-type="float">
            <text:p>12.90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.91466" calcext:value-type="float">
            <text:p>12.91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91466" calcext:value-type="float">
            <text:p>12.91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91466" calcext:value-type="float">
            <text:p>12.91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91466" calcext:value-type="float">
            <text:p>12.91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12.97731" calcext:value-type="float">
            <text:p>12.97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2.97731" calcext:value-type="float">
            <text:p>12.97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.98504" calcext:value-type="float">
            <text:p>12.98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98504" calcext:value-type="float">
            <text:p>12.98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98504" calcext:value-type="float">
            <text:p>12.98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office:value-type="float" office:value="13.12149" calcext:value-type="float">
            <text:p>13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cancelTriggersBefore </text:p>
          </table:table-cell>
        </table:table-row>
        <table:table-row table:style-name="ro1">
          <table:table-cell office:value-type="float" office:value="12.98504" calcext:value-type="float">
            <text:p>12.98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office:value-type="float" office:value="13.12149" calcext:value-type="float">
            <text:p>13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cancelTriggersBefore </text:p>
          </table:table-cell>
        </table:table-row>
        <table:table-row table:style-name="ro1">
          <table:table-cell office:value-type="float" office:value="13.12149" calcext:value-type="float">
            <text:p>13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reschedule trigger-update</text:p>
          </table:table-cell>
          <table:table-cell table:number-columns-repeated="6"/>
        </table:table-row>
        <table:table-row table:style-name="ro1">
          <table:table-cell office:value-type="float" office:value="13.15817" calcext:value-type="float">
            <text:p>13.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</text:p>
          </table:table-cell>
          <table:table-cell table:number-columns-repeated="6"/>
        </table:table-row>
        <table:table-row table:style-name="ro1">
          <table:table-cell office:value-type="float" office:value="13.15817" calcext:value-type="float">
            <text:p>13.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</text:p>
          </table:table-cell>
          <table:table-cell table:number-columns-repeated="6"/>
        </table:table-row>
        <table:table-row table:style-name="ro1">
          <table:table-cell office:value-type="float" office:value="13.15817" calcext:value-type="float">
            <text:p>13.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 table:visibility="filter">
          <table:table-cell office:value-type="float" office:value="24.00458" calcext:value-type="float">
            <text:p>24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 table:visibility="filter">
          <table:table-cell office:value-type="float" office:value="24.00458" calcext:value-type="float">
            <text:p>24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24.00679" calcext:value-type="float">
            <text:p>24.00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>
          <table:table-cell office:value-type="float" office:value="24.00679" calcext:value-type="float">
            <text:p>24.00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24.00679" calcext:value-type="float">
            <text:p>24.00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24.00679" calcext:value-type="float">
            <text:p>24.00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24.96943" calcext:value-type="float">
            <text:p>24.96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24.96943" calcext:value-type="float">
            <text:p>24.96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24.97942" calcext:value-type="float">
            <text:p>24.97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4.97942" calcext:value-type="float">
            <text:p>24.97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4.97942" calcext:value-type="float">
            <text:p>24.97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24.97942" calcext:value-type="float">
            <text:p>24.97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25.1561" calcext:value-type="float">
            <text:p>25.1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25.1561" calcext:value-type="float">
            <text:p>25.1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25.15794" calcext:value-type="float">
            <text:p>25.1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25.15794" calcext:value-type="float">
            <text:p>25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25.15794" calcext:value-type="float">
            <text:p>25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25.15794" calcext:value-type="float">
            <text:p>25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25.15794" calcext:value-type="float">
            <text:p>25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25.15794" calcext:value-type="float">
            <text:p>25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</table:table-row>
        <table:table-row table:style-name="ro1" table:visibility="filter">
          <table:table-cell office:value-type="float" office:value="25.15794" calcext:value-type="float">
            <text:p>25.1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25.15794" calcext:value-type="float">
            <text:p>25.1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25.15794" calcext:value-type="float">
            <text:p>25.1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27.08568" calcext:value-type="float">
            <text:p>27.08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27.08568" calcext:value-type="float">
            <text:p>27.08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27.0881" calcext:value-type="float">
            <text:p>27.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7.0881" calcext:value-type="float">
            <text:p>27.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7.0881" calcext:value-type="float">
            <text:p>27.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27.0881" calcext:value-type="float">
            <text:p>27.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36.44663" calcext:value-type="float">
            <text:p>36.44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36.44663" calcext:value-type="float">
            <text:p>36.44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36.45341" calcext:value-type="float">
            <text:p>36.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 </text:p>
          </table:table-cell>
          <table:table-cell table:number-columns-repeated="7"/>
        </table:table-row>
        <table:table-row table:style-name="ro1" table:visibility="filter">
          <table:table-cell office:value-type="float" office:value="36.45341" calcext:value-type="float">
            <text:p>36.45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36.45341" calcext:value-type="float">
            <text:p>36.45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36.45341" calcext:value-type="float">
            <text:p>36.45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36.45341" calcext:value-type="float">
            <text:p>36.45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36.45341" calcext:value-type="float">
            <text:p>36.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36.45341" calcext:value-type="float">
            <text:p>36.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36.45341" calcext:value-type="float">
            <text:p>36.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36.45341" calcext:value-type="float">
            <text:p>36.45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37.15794" calcext:value-type="float">
            <text:p>37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</text:p>
          </table:table-cell>
          <table:table-cell table:number-columns-repeated="6"/>
        </table:table-row>
        <table:table-row table:style-name="ro1" table:visibility="filter">
          <table:table-cell office:value-type="float" office:value="37.15794" calcext:value-type="float">
            <text:p>37.1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 table:visibility="filter">
          <table:table-cell office:value-type="float" office:value="39.76792" calcext:value-type="float">
            <text:p>39.76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39.76792" calcext:value-type="float">
            <text:p>39.76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39.7733" calcext:value-type="float">
            <text:p>39.7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39.7733" calcext:value-type="float">
            <text:p>39.7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39.7733" calcext:value-type="float">
            <text:p>39.7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39.7733" calcext:value-type="float">
            <text:p>39.7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40.84302" calcext:value-type="float">
            <text:p>40.84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40.84302" calcext:value-type="float">
            <text:p>40.84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40.85197" calcext:value-type="float">
            <text:p>40.85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40.85197" calcext:value-type="float">
            <text:p>40.85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40.85197" calcext:value-type="float">
            <text:p>40.85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40.85197" calcext:value-type="float">
            <text:p>40.85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50.98409" calcext:value-type="float">
            <text:p>50.98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50.98409" calcext:value-type="float">
            <text:p>50.98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50.99217" calcext:value-type="float">
            <text:p>50.99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50.99217" calcext:value-type="float">
            <text:p>50.99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50.99217" calcext:value-type="float">
            <text:p>50.99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50.99217" calcext:value-type="float">
            <text:p>50.99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50.99217" calcext:value-type="float">
            <text:p>50.99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50.99217" calcext:value-type="float">
            <text:p>50.99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50.99217" calcext:value-type="float">
            <text:p>50.99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50.99217" calcext:value-type="float">
            <text:p>50.99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50.99217" calcext:value-type="float">
            <text:p>50.99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51.12126" calcext:value-type="float">
            <text:p>51.12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51.12126" calcext:value-type="float">
            <text:p>51.12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51.12712" calcext:value-type="float">
            <text:p>51.12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51.12712" calcext:value-type="float">
            <text:p>51.12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51.12712" calcext:value-type="float">
            <text:p>51.12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51.12712" calcext:value-type="float">
            <text:p>51.12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55.64358" calcext:value-type="float">
            <text:p>55.64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55.64358" calcext:value-type="float">
            <text:p>55.64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55.65201" calcext:value-type="float">
            <text:p>55.65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55.65201" calcext:value-type="float">
            <text:p>55.65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55.65201" calcext:value-type="float">
            <text:p>55.65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55.65201" calcext:value-type="float">
            <text:p>55.65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62.55926" calcext:value-type="float">
            <text:p>62.55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62.55926" calcext:value-type="float">
            <text:p>62.55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62.5699" calcext:value-type="float">
            <text:p>62.5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2.5699" calcext:value-type="float">
            <text:p>62.5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2.5699" calcext:value-type="float">
            <text:p>62.5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62.5699" calcext:value-type="float">
            <text:p>62.5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62.90432" calcext:value-type="float">
            <text:p>62.90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62.90432" calcext:value-type="float">
            <text:p>62.90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62.91272" calcext:value-type="float">
            <text:p>62.91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62.91272" calcext:value-type="float">
            <text:p>62.9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62.91272" calcext:value-type="float">
            <text:p>62.9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62.91272" calcext:value-type="float">
            <text:p>62.9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62.91272" calcext:value-type="float">
            <text:p>62.9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62.91272" calcext:value-type="float">
            <text:p>62.91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62.91272" calcext:value-type="float">
            <text:p>62.91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62.91272" calcext:value-type="float">
            <text:p>62.91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68.47315" calcext:value-type="float">
            <text:p>68.47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68.47315" calcext:value-type="float">
            <text:p>68.47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68.48252" calcext:value-type="float">
            <text:p>68.48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8.48252" calcext:value-type="float">
            <text:p>68.48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8.48252" calcext:value-type="float">
            <text:p>68.48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68.48252" calcext:value-type="float">
            <text:p>68.48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76.53942" calcext:value-type="float">
            <text:p>76.53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76.53942" calcext:value-type="float">
            <text:p>76.53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76.54453" calcext:value-type="float">
            <text:p>76.54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76.54453" calcext:value-type="float">
            <text:p>76.54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76.54453" calcext:value-type="float">
            <text:p>76.54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76.54453" calcext:value-type="float">
            <text:p>76.54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77.16186" calcext:value-type="float">
            <text:p>77.16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77.16186" calcext:value-type="float">
            <text:p>77.16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77.16378" calcext:value-type="float">
            <text:p>77.16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77.16378" calcext:value-type="float">
            <text:p>77.16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77.16378" calcext:value-type="float">
            <text:p>77.16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77.16378" calcext:value-type="float">
            <text:p>77.16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77.16378" calcext:value-type="float">
            <text:p>77.16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77.16378" calcext:value-type="float">
            <text:p>77.16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77.16378" calcext:value-type="float">
            <text:p>77.16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77.16378" calcext:value-type="float">
            <text:p>77.16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82.66231" calcext:value-type="float">
            <text:p>82.66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82.66231" calcext:value-type="float">
            <text:p>82.66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82.66381" calcext:value-type="float">
            <text:p>82.6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82.66381" calcext:value-type="float">
            <text:p>82.6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82.66381" calcext:value-type="float">
            <text:p>82.6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82.66381" calcext:value-type="float">
            <text:p>82.66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89.65767" calcext:value-type="float">
            <text:p>89.65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89.65767" calcext:value-type="float">
            <text:p>89.65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89.66226" calcext:value-type="float">
            <text:p>89.66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89.66226" calcext:value-type="float">
            <text:p>89.66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89.66226" calcext:value-type="float">
            <text:p>89.66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89.66226" calcext:value-type="float">
            <text:p>89.66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89.66226" calcext:value-type="float">
            <text:p>89.66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89.66226" calcext:value-type="float">
            <text:p>89.66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89.66226" calcext:value-type="float">
            <text:p>89.66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89.66226" calcext:value-type="float">
            <text:p>89.66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89.66226" calcext:value-type="float">
            <text:p>89.66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89.83738" calcext:value-type="float">
            <text:p>89.83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89.83738" calcext:value-type="float">
            <text:p>89.83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89.84023" calcext:value-type="float">
            <text:p>89.84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89.84023" calcext:value-type="float">
            <text:p>89.84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89.84023" calcext:value-type="float">
            <text:p>89.84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89.84023" calcext:value-type="float">
            <text:p>89.84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95.28199" calcext:value-type="float">
            <text:p>95.28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95.28199" calcext:value-type="float">
            <text:p>95.28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95.2909" calcext:value-type="float">
            <text:p>95.2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95.2909" calcext:value-type="float">
            <text:p>95.2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95.2909" calcext:value-type="float">
            <text:p>95.2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95.2909" calcext:value-type="float">
            <text:p>95.2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101.20716" calcext:value-type="float">
            <text:p>101.20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01.20716" calcext:value-type="float">
            <text:p>101.20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01.20893" calcext:value-type="float">
            <text:p>101.20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1.20893" calcext:value-type="float">
            <text:p>101.20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1.20893" calcext:value-type="float">
            <text:p>101.20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01.20893" calcext:value-type="float">
            <text:p>101.20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04.21238" calcext:value-type="float">
            <text:p>104.2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04.21238" calcext:value-type="float">
            <text:p>104.2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104.21455" calcext:value-type="float">
            <text:p>104.21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104.21455" calcext:value-type="float">
            <text:p>104.2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04.21455" calcext:value-type="float">
            <text:p>104.2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04.21455" calcext:value-type="float">
            <text:p>104.2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04.21455" calcext:value-type="float">
            <text:p>104.2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104.21455" calcext:value-type="float">
            <text:p>104.21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04.21455" calcext:value-type="float">
            <text:p>104.21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04.21455" calcext:value-type="float">
            <text:p>104.21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108.48479" calcext:value-type="float">
            <text:p>108.48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08.48479" calcext:value-type="float">
            <text:p>108.48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08.49041" calcext:value-type="float">
            <text:p>108.49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8.49041" calcext:value-type="float">
            <text:p>108.49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8.49041" calcext:value-type="float">
            <text:p>108.49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08.49041" calcext:value-type="float">
            <text:p>108.49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14.10684" calcext:value-type="float">
            <text:p>114.10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14.10684" calcext:value-type="float">
            <text:p>114.10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14.11714" calcext:value-type="float">
            <text:p>114.11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14.11714" calcext:value-type="float">
            <text:p>114.11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14.11714" calcext:value-type="float">
            <text:p>114.11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14.11714" calcext:value-type="float">
            <text:p>114.11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18.83519" calcext:value-type="float">
            <text:p>118.83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18.83519" calcext:value-type="float">
            <text:p>118.83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118.8387" calcext:value-type="float">
            <text:p>118.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118.8387" calcext:value-type="float">
            <text:p>118.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18.8387" calcext:value-type="float">
            <text:p>118.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18.8387" calcext:value-type="float">
            <text:p>118.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18.8387" calcext:value-type="float">
            <text:p>118.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18.8387" calcext:value-type="float">
            <text:p>118.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18.8387" calcext:value-type="float">
            <text:p>118.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18.8387" calcext:value-type="float">
            <text:p>118.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18.8387" calcext:value-type="float">
            <text:p>118.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21.26283" calcext:value-type="float">
            <text:p>121.26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21.26283" calcext:value-type="float">
            <text:p>121.26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1.26405" calcext:value-type="float">
            <text:p>121.26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1.26405" calcext:value-type="float">
            <text:p>121.26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1.26405" calcext:value-type="float">
            <text:p>121.26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1.26405" calcext:value-type="float">
            <text:p>121.26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127.69268" calcext:value-type="float">
            <text:p>127.69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27.69268" calcext:value-type="float">
            <text:p>127.69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7.70257" calcext:value-type="float">
            <text:p>127.70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7.70257" calcext:value-type="float">
            <text:p>127.70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7.70257" calcext:value-type="float">
            <text:p>127.70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27.70257" calcext:value-type="float">
            <text:p>127.70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30.32702" calcext:value-type="float">
            <text:p>130.327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30.32702" calcext:value-type="float">
            <text:p>130.327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130.33455" calcext:value-type="float">
            <text:p>130.33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130.33455" calcext:value-type="float">
            <text:p>130.3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30.33455" calcext:value-type="float">
            <text:p>130.3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30.33455" calcext:value-type="float">
            <text:p>130.3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30.33455" calcext:value-type="float">
            <text:p>130.3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130.33455" calcext:value-type="float">
            <text:p>130.33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30.33455" calcext:value-type="float">
            <text:p>130.33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30.33455" calcext:value-type="float">
            <text:p>130.33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134.68221" calcext:value-type="float">
            <text:p>134.68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34.68221" calcext:value-type="float">
            <text:p>134.68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34.69262" calcext:value-type="float">
            <text:p>134.69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4.69262" calcext:value-type="float">
            <text:p>134.69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4.69262" calcext:value-type="float">
            <text:p>134.69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34.69262" calcext:value-type="float">
            <text:p>134.69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39.16279" calcext:value-type="float">
            <text:p>139.16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39.16279" calcext:value-type="float">
            <text:p>139.16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39.17286" calcext:value-type="float">
            <text:p>139.17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9.17286" calcext:value-type="float">
            <text:p>139.17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9.17286" calcext:value-type="float">
            <text:p>139.17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39.17286" calcext:value-type="float">
            <text:p>139.17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43.20231" calcext:value-type="float">
            <text:p>143.20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office:value-type="float" office:value="143.20231" calcext:value-type="float">
            <text:p>143.20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143.20918" calcext:value-type="float">
            <text:p>143.20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143.20918" calcext:value-type="float">
            <text:p>143.20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43.20918" calcext:value-type="float">
            <text:p>143.20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43.20918" calcext:value-type="float">
            <text:p>143.20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43.20918" calcext:value-type="float">
            <text:p>143.20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43.20918" calcext:value-type="float">
            <text:p>143.20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43.20918" calcext:value-type="float">
            <text:p>143.20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43.20918" calcext:value-type="float">
            <text:p>143.20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43.20918" calcext:value-type="float">
            <text:p>143.20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47.65711" calcext:value-type="float">
            <text:p>147.65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47.65711" calcext:value-type="float">
            <text:p>147.65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47.66738" calcext:value-type="float">
            <text:p>147.66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47.66738" calcext:value-type="float">
            <text:p>147.66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47.66738" calcext:value-type="float">
            <text:p>147.66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</table:table>
      <table:table table:name="try 15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fungsi</text:p>
          </table:table-cell>
          <table:table-cell table:number-columns-repeated="7"/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SDV_Agent::startUp </text:p>
          </table:table-cell>
          <table:table-cell table:number-columns-repeated="7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startUp 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startUp </text:p>
          </table:table-cell>
          <table:table-cell table:number-columns-repeated="7"/>
        </table:table-row>
        <table:table-row table:style-name="ro1" table:visibility="filter">
          <table:table-cell office:value-type="float" office:value="0.00068" calcext:value-type="float">
            <text:p>0.0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0.00068" calcext:value-type="float">
            <text:p>0.0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0.02841" calcext:value-type="float">
            <text:p>0.02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table:style-name="ce1" office:value-type="float" office:value="0.02841" calcext:value-type="float">
            <text:p>0.02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0.03775" calcext:value-type="float">
            <text:p>0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.11176" calcext:value-type="float">
            <text:p>1.11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.11176" calcext:value-type="float">
            <text:p>1.11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>
          <table:table-cell office:value-type="float" office:value="1.12149" calcext:value-type="float">
            <text:p>1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12.00238" calcext:value-type="float">
            <text:p>12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>
          <table:table-cell office:value-type="float" office:value="12.00238" calcext:value-type="float">
            <text:p>12.00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12.00458" calcext:value-type="float">
            <text:p>12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2.03775" calcext:value-type="float">
            <text:p>12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 table:visibility="filter">
          <table:table-cell office:value-type="float" office:value="12.03775" calcext:value-type="float">
            <text:p>12.03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 table:visibility="filter">
          <table:table-cell office:value-type="float" office:value="12.03775" calcext:value-type="float">
            <text:p>12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 table:visibility="filter">
          <table:table-cell office:value-type="float" office:value="12.03775" calcext:value-type="float">
            <text:p>12.0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12.03984" calcext:value-type="float">
            <text:p>12.03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3984" calcext:value-type="float">
            <text:p>12.03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.04117" calcext:value-type="float">
            <text:p>12.04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.04117" calcext:value-type="float">
            <text:p>12.04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3.12149" calcext:value-type="float">
            <text:p>13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>
          <table:table-cell office:value-type="float" office:value="13.12149" calcext:value-type="float">
            <text:p>13.1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 table:visibility="filter">
          <table:table-cell office:value-type="float" office:value="13.12803" calcext:value-type="float">
            <text:p>13.12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3.12803" calcext:value-type="float">
            <text:p>13.12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3.12803" calcext:value-type="float">
            <text:p>13.12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needTriggeredUpdate</text:p>
          </table:table-cell>
          <table:table-cell table:number-columns-repeated="7"/>
        </table:table-row>
        <table:table-row table:style-name="ro1" table:visibility="filter">
          <table:table-cell office:value-type="float" office:value="13.12803" calcext:value-type="float">
            <text:p>13.12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inisialisasi wst untuk rute baru</text:p>
          </table:table-cell>
          <table:table-cell office:value-type="string" calcext:value-type="string">
            <text:p>mendengar ada tetangga baru</text:p>
          </table:table-cell>
          <table:table-cell office:value-type="string" calcext:value-type="string">
            <text:p>reschedule timeout neighbor</text:p>
          </table:table-cell>
        </table:table-row>
        <table:table-row table:style-name="ro1" table:visibility="filter">
          <table:table-cell office:value-type="float" office:value="13.12803" calcext:value-type="float">
            <text:p>13.12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3.12803" calcext:value-type="float">
            <text:p>13.12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5.07533" calcext:value-type="float">
            <text:p>15.07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table:style-name="ce1" office:value-type="float" office:value="15.07533" calcext:value-type="float">
            <text:p>15.07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15.0855" calcext:value-type="float">
            <text:p>15.0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5.0855" calcext:value-type="float">
            <text:p>15.0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5.0855" calcext:value-type="float">
            <text:p>15.0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5.0855" calcext:value-type="float">
            <text:p>15.0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5.0855" calcext:value-type="float">
            <text:p>15.0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5.0855" calcext:value-type="float">
            <text:p>15.0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5.08891" calcext:value-type="float">
            <text:p>15.0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5.08891" calcext:value-type="float">
            <text:p>15.0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5.09861" calcext:value-type="float">
            <text:p>15.0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5.09861" calcext:value-type="float">
            <text:p>15.0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5.09861" calcext:value-type="float">
            <text:p>15.0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16.14459" calcext:value-type="float">
            <text:p>16.14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6.14459" calcext:value-type="float">
            <text:p>16.14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6.14967" calcext:value-type="float">
            <text:p>16.14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6.14967" calcext:value-type="float">
            <text:p>16.14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6.14967" calcext:value-type="float">
            <text:p>16.14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24.00458" calcext:value-type="float">
            <text:p>24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 table:visibility="filter">
          <table:table-cell office:value-type="float" office:value="24.00458" calcext:value-type="float">
            <text:p>24.0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24.01449" calcext:value-type="float">
            <text:p>24.01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4.01449" calcext:value-type="float">
            <text:p>24.01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25.12803" calcext:value-type="float">
            <text:p>25.12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0]</text:p>
          </table:table-cell>
          <table:table-cell office:value-type="string" calcext:value-type="string">
            <text:p>paket send to broadcast</text:p>
          </table:table-cell>
          <table:table-cell table:number-columns-repeated="6"/>
        </table:table-row>
        <table:table-row table:style-name="ro1" table:visibility="filter">
          <table:table-cell office:value-type="float" office:value="25.12803" calcext:value-type="float">
            <text:p>25.12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TriggerHandler::handle</text:p>
          </table:table-cell>
          <table:table-cell office:value-type="string" calcext:value-type="string">
            <text:p>call makeUpdate untuk triggerpacket tdk null</text:p>
          </table:table-cell>
          <table:table-cell office:value-type="string" calcext:value-type="string">
            <text:p>schedule broadcast, catat last update</text:p>
          </table:table-cell>
          <table:table-cell table:number-columns-repeated="5"/>
        </table:table-row>
        <table:table-row table:style-name="ro1">
          <table:table-cell office:value-type="float" office:value="25.13003" calcext:value-type="float">
            <text:p>25.13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25.13003" calcext:value-type="float">
            <text:p>25.13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30.22438" calcext:value-type="float">
            <text:p>30.22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30.22438" calcext:value-type="float">
            <text:p>30.22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30.23163" calcext:value-type="float">
            <text:p>30.23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30.23163" calcext:value-type="float">
            <text:p>30.23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30.23163" calcext:value-type="float">
            <text:p>30.23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30.24329" calcext:value-type="float">
            <text:p>30.24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table:style-name="ce1" office:value-type="float" office:value="30.24329" calcext:value-type="float">
            <text:p>30.24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30.24678" calcext:value-type="float">
            <text:p>30.24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30.24678" calcext:value-type="float">
            <text:p>30.24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30.24678" calcext:value-type="float">
            <text:p>30.24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30.24678" calcext:value-type="float">
            <text:p>30.24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30.24678" calcext:value-type="float">
            <text:p>30.24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30.24678" calcext:value-type="float">
            <text:p>30.24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30.24678" calcext:value-type="float">
            <text:p>30.24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31.16643" calcext:value-type="float">
            <text:p>31.16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31.16643" calcext:value-type="float">
            <text:p>31.16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31.17019" calcext:value-type="float">
            <text:p>31.17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31.17019" calcext:value-type="float">
            <text:p>31.17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31.17019" calcext:value-type="float">
            <text:p>31.17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45.29152" calcext:value-type="float">
            <text:p>45.2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45.29152" calcext:value-type="float">
            <text:p>45.29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45.29604" calcext:value-type="float">
            <text:p>45.29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45.29604" calcext:value-type="float">
            <text:p>45.29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45.29604" calcext:value-type="float">
            <text:p>45.29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45.38303" calcext:value-type="float">
            <text:p>45.38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table:style-name="ce1" office:value-type="float" office:value="45.38303" calcext:value-type="float">
            <text:p>45.38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45.39215" calcext:value-type="float">
            <text:p>45.39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45.39215" calcext:value-type="float">
            <text:p>45.39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45.39215" calcext:value-type="float">
            <text:p>45.39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45.39215" calcext:value-type="float">
            <text:p>45.39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45.39215" calcext:value-type="float">
            <text:p>45.39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45.39215" calcext:value-type="float">
            <text:p>45.39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45.39215" calcext:value-type="float">
            <text:p>45.39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46.2774" calcext:value-type="float">
            <text:p>46.27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46.2774" calcext:value-type="float">
            <text:p>46.27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46.28811" calcext:value-type="float">
            <text:p>46.28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46.28811" calcext:value-type="float">
            <text:p>46.28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46.28811" calcext:value-type="float">
            <text:p>46.28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60.32876" calcext:value-type="float">
            <text:p>60.32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60.32876" calcext:value-type="float">
            <text:p>60.32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60.33852" calcext:value-type="float">
            <text:p>60.33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0.33852" calcext:value-type="float">
            <text:p>60.33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60.33852" calcext:value-type="float">
            <text:p>60.33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60.42438" calcext:value-type="float">
            <text:p>60.42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table:style-name="ce1" office:value-type="float" office:value="60.42438" calcext:value-type="float">
            <text:p>60.42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60.42623" calcext:value-type="float">
            <text:p>60.42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60.42623" calcext:value-type="float">
            <text:p>60.42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60.42623" calcext:value-type="float">
            <text:p>60.42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60.42623" calcext:value-type="float">
            <text:p>60.42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60.42623" calcext:value-type="float">
            <text:p>60.42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60.42623" calcext:value-type="float">
            <text:p>60.42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60.42623" calcext:value-type="float">
            <text:p>60.42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61.29567" calcext:value-type="float">
            <text:p>61.29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61.29567" calcext:value-type="float">
            <text:p>61.29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61.30539" calcext:value-type="float">
            <text:p>61.30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61.30539" calcext:value-type="float">
            <text:p>61.30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61.30539" calcext:value-type="float">
            <text:p>61.30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75.43534" calcext:value-type="float">
            <text:p>75.43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75.43534" calcext:value-type="float">
            <text:p>75.43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75.44035" calcext:value-type="float">
            <text:p>75.44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75.44035" calcext:value-type="float">
            <text:p>75.44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75.44035" calcext:value-type="float">
            <text:p>75.44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75.58726" calcext:value-type="float">
            <text:p>75.58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table:style-name="ce1" office:value-type="float" office:value="75.58726" calcext:value-type="float">
            <text:p>75.58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75.59511" calcext:value-type="float">
            <text:p>75.59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75.59511" calcext:value-type="float">
            <text:p>75.59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75.59511" calcext:value-type="float">
            <text:p>75.59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75.59511" calcext:value-type="float">
            <text:p>75.59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75.59511" calcext:value-type="float">
            <text:p>75.59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75.59511" calcext:value-type="float">
            <text:p>75.59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75.59511" calcext:value-type="float">
            <text:p>75.59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76.41289" calcext:value-type="float">
            <text:p>76.4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76.41289" calcext:value-type="float">
            <text:p>76.4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76.41776" calcext:value-type="float">
            <text:p>76.41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76.41776" calcext:value-type="float">
            <text:p>76.41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76.41776" calcext:value-type="float">
            <text:p>76.41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90.54702" calcext:value-type="float">
            <text:p>90.54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90.54702" calcext:value-type="float">
            <text:p>90.54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90.55539" calcext:value-type="float">
            <text:p>90.55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90.55539" calcext:value-type="float">
            <text:p>90.55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90.55539" calcext:value-type="float">
            <text:p>90.55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>
          <table:table-cell office:value-type="float" office:value="90.61725" calcext:value-type="float">
            <text:p>90.61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table:style-name="ce1" office:value-type="float" office:value="90.61725" calcext:value-type="float">
            <text:p>90.61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90.62122" calcext:value-type="float">
            <text:p>90.62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90.62122" calcext:value-type="float">
            <text:p>90.62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90.62122" calcext:value-type="float">
            <text:p>90.62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90.62122" calcext:value-type="float">
            <text:p>90.62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90.62122" calcext:value-type="float">
            <text:p>90.62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90.62122" calcext:value-type="float">
            <text:p>90.62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90.62122" calcext:value-type="float">
            <text:p>90.62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 table:visibility="filter">
          <table:table-cell office:value-type="float" office:value="91.41293" calcext:value-type="float">
            <text:p>91.41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91.41293" calcext:value-type="float">
            <text:p>91.41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91.42306" calcext:value-type="float">
            <text:p>91.42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91.42306" calcext:value-type="float">
            <text:p>91.42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91.42306" calcext:value-type="float">
            <text:p>91.42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2"/>
        </table:table-row>
        <table:table-row table:style-name="ro1">
          <table:table-cell office:value-type="float" office:value="105.61792" calcext:value-type="float">
            <text:p>105.617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table:style-name="ce1" office:value-type="float" office:value="105.61792" calcext:value-type="float">
            <text:p>105.617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105.62651" calcext:value-type="float">
            <text:p>105.62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05.62651" calcext:value-type="float">
            <text:p>105.62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05.62651" calcext:value-type="float">
            <text:p>105.62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05.62651" calcext:value-type="float">
            <text:p>105.62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05.62651" calcext:value-type="float">
            <text:p>105.62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05.62651" calcext:value-type="float">
            <text:p>105.62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05.62651" calcext:value-type="float">
            <text:p>105.62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05.62651" calcext:value-type="float">
            <text:p>105.62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05.72941" calcext:value-type="float">
            <text:p>105.7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05.72941" calcext:value-type="float">
            <text:p>105.7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05.7348" calcext:value-type="float">
            <text:p>105.7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5.7348" calcext:value-type="float">
            <text:p>105.7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05.7348" calcext:value-type="float">
            <text:p>105.7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106.57409" calcext:value-type="float">
            <text:p>106.57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06.57409" calcext:value-type="float">
            <text:p>106.57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06.57931" calcext:value-type="float">
            <text:p>106.57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06.57931" calcext:value-type="float">
            <text:p>106.57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06.57931" calcext:value-type="float">
            <text:p>106.57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20.741" calcext:value-type="float">
            <text:p>120.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table:style-name="ce1" office:value-type="float" office:value="120.741" calcext:value-type="float">
            <text:p>120.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120.74417" calcext:value-type="float">
            <text:p>120.74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20.74417" calcext:value-type="float">
            <text:p>120.74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20.74417" calcext:value-type="float">
            <text:p>120.74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20.74417" calcext:value-type="float">
            <text:p>120.74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20.74417" calcext:value-type="float">
            <text:p>120.74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20.74417" calcext:value-type="float">
            <text:p>120.74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20.74417" calcext:value-type="float">
            <text:p>120.74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20.74417" calcext:value-type="float">
            <text:p>120.74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20.77093" calcext:value-type="float">
            <text:p>120.77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20.77093" calcext:value-type="float">
            <text:p>120.77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0.77949" calcext:value-type="float">
            <text:p>120.77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0.77949" calcext:value-type="float">
            <text:p>120.77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20.77949" calcext:value-type="float">
            <text:p>120.77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121.64034" calcext:value-type="float">
            <text:p>121.64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21.64034" calcext:value-type="float">
            <text:p>121.64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21.6502" calcext:value-type="float">
            <text:p>121.6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21.6502" calcext:value-type="float">
            <text:p>121.6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21.6502" calcext:value-type="float">
            <text:p>121.6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>
          <table:table-cell office:value-type="float" office:value="135.82708" calcext:value-type="float">
            <text:p>135.82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>
          <table:table-cell table:style-name="ce1" office:value-type="float" office:value="135.82708" calcext:value-type="float">
            <text:p>135.82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 table:visibility="filter">
          <table:table-cell office:value-type="float" office:value="135.82986" calcext:value-type="float">
            <text:p>135.82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35.82986" calcext:value-type="float">
            <text:p>135.82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35.82986" calcext:value-type="float">
            <text:p>135.82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35.82986" calcext:value-type="float">
            <text:p>135.82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dst alamatku</text:p>
          </table:table-cell>
          <table:table-cell table:number-columns-repeated="2"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35.82986" calcext:value-type="float">
            <text:p>135.82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 table:visibility="filter">
          <table:table-cell office:value-type="float" office:value="135.82986" calcext:value-type="float">
            <text:p>135.82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35.82986" calcext:value-type="float">
            <text:p>135.82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 table:visibility="filter">
          <table:table-cell office:value-type="float" office:value="135.82986" calcext:value-type="float">
            <text:p>135.82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2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dst alamatku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/>
        </table:table-row>
        <table:table-row table:style-name="ro1" table:visibility="filter">
          <table:table-cell office:value-type="float" office:value="135.86789" calcext:value-type="float">
            <text:p>135.86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35.86789" calcext:value-type="float">
            <text:p>135.86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35.87633" calcext:value-type="float">
            <text:p>135.87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5.87633" calcext:value-type="float">
            <text:p>135.87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35.87633" calcext:value-type="float">
            <text:p>135.87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0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  <table:table-row table:style-name="ro1" table:visibility="filter">
          <table:table-cell office:value-type="float" office:value="136.67204" calcext:value-type="float">
            <text:p>136.67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makeUpdate [per=1]</text:p>
          </table:table-cell>
          <table:table-cell office:value-type="string" calcext:value-type="string">
            <text:p>paket send to broadcast</text:p>
          </table:table-cell>
          <table:table-cell office:value-type="string" calcext:value-type="string">
            <text:p>periodic update increment seq num</text:p>
          </table:table-cell>
          <table:table-cell table:number-columns-repeated="5"/>
        </table:table-row>
        <table:table-row table:style-name="ro1" table:visibility="filter">
          <table:table-cell office:value-type="float" office:value="136.67204" calcext:value-type="float">
            <text:p>136.67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V_Agent::helper_callback</text:p>
          </table:table-cell>
          <table:table-cell office:value-type="string" calcext:value-type="string">
            <text:p>call makeUpdate</text:p>
          </table:table-cell>
          <table:table-cell office:value-type="string" calcext:value-type="string">
            <text:p>broadcast periodick packet</text:p>
          </table:table-cell>
          <table:table-cell office:value-type="string" calcext:value-type="string">
            <text:p>penjadwalan next periodic dan catat last update</text:p>
          </table:table-cell>
          <table:table-cell table:number-columns-repeated="4"/>
        </table:table-row>
        <table:table-row table:style-name="ro1">
          <table:table-cell office:value-type="float" office:value="136.67678" calcext:value-type="float">
            <text:p>136.67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recv</text:p>
          </table:table-cell>
          <table:table-cell table:number-columns-repeated="7"/>
        </table:table-row>
        <table:table-row table:style-name="ro1">
          <table:table-cell office:value-type="float" office:value="136.67678" calcext:value-type="float">
            <text:p>136.67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updateRoute</text:p>
          </table:table-cell>
          <table:table-cell table:number-columns-repeated="7"/>
        </table:table-row>
        <table:table-row table:style-name="ro1">
          <table:table-cell office:value-type="float" office:value="136.67678" calcext:value-type="float">
            <text:p>136.67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DV_Agent::processUpdate</text:p>
          </table:table-cell>
          <table:table-cell office:value-type="string" calcext:value-type="string">
            <text:p>terima paket dari 1 </text:p>
          </table:table-cell>
          <table:table-cell office:value-type="string" calcext:value-type="string">
            <text:p>mulai akses datapacket</text:p>
          </table:table-cell>
          <table:table-cell office:value-type="string" calcext:value-type="string">
            <text:p>pengisian metadata</text:p>
          </table:table-cell>
          <table:table-cell office:value-type="string" calcext:value-type="string">
            <text:p>reschedule timeout neighbor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trace fungsi'.A1:'trace fungsi'.J310">
          <table:sort>
            <table:sort-by table:field-number="0" table:data-type="automatic"/>
          </table:sort>
        </table:database-range>
        <table:database-range table:name="__Anonymous_Sheet_DB__1" table:target-range-address="'NODE 2'.A1:'NODE 2'.J310" table:contains-header="false">
          <table:filter>
            <table:filter-and>
              <table:filter-condition table:field-number="1" table:data-type="number" table:value="2" table:operator="="/>
            </table:filter-and>
          </table:filter>
        </table:database-range>
        <table:database-range table:name="__Anonymous_Sheet_DB__2" table:target-range-address="'try 15'.A1:'try 15'.J231" table:contains-header="false">
          <table:filter>
            <table:filter-and>
              <table:filter-condition table:field-number="1" table:data-type="number" table:value="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22:05.784483461</meta:creation-date>
    <dc:date>2018-04-19T12:25:19.417003799</dc:date>
    <meta:editing-duration>PT20M20S</meta:editing-duration>
    <meta:editing-cycles>7</meta:editing-cycles>
    <meta:generator>LibreOffice/5.1.6.2$Linux_X86_64 LibreOffice_project/10m0$Build-2</meta:generator>
    <meta:document-statistic meta:table-count="3" meta:cell-count="4200" meta:object-count="0"/>
  </office:meta>
</office:document-meta>
</file>